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758.86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106.95pt"/>
    </style:style>
    <style:style style:name="co8" style:family="table-column">
      <style:table-column-properties fo:break-before="auto" style:column-width="213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0104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Not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Nombre Persona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·</text:p>
          </table:table-cell>
          <table:table-cell table:number-columns-repeated="2"/>
        </table:table-row>
      </table:table>
      <table:table table:name="Bill of Material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1" table:default-cell-style-name="ce7"/>
        <table:table-column table:style-name="co1" table:number-columns-repeated="2" table:default-cell-style-name="ce8"/>
        <table:table-column table:style-name="co8" table:default-cell-style-name="ce9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5" office:value-type="string" calcext:value-type="string">
            <text:p>Código Kicad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Precio x ud.</text:p>
          </table:table-cell>
          <table:table-cell table:style-name="ce5" office:value-type="string" calcext:value-type="string">
            <text:p>Precio total</text:p>
          </table:table-cell>
          <table:table-cell table:style-name="ce5" office:value-type="string" calcext:value-type="string">
            <text:p>UR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M32F405RGT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D3]*[.E3]" office:value-type="currency" office:currency="EUR" office:value="10" calcext:value-type="currency">
            <text:p>10,00 €</text:p>
          </table:table-cell>
          <table:table-cell office:value-type="string" calcext:value-type="string">
            <text:p>http://www.mouser.es/ProductDetail/STMicroelectronics/STM32F405RGT6/?qs=Z8%252beY1k3TIKgj7QWsYGpQw%3D%3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C85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4]*[.E4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5]*[.E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6]*[.E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7]*[.E7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8]*[.E8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9]*[.E9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10]*[.E10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11]*[.E11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12]*[.E12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13]*[.E13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14]*[.E14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15]*[.E1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16]*[.E1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[.D17]*[.E1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18]*[.E1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19]*[.E19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0]*[.E2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1]*[.E2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2]*[.E22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3]*[.E23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4]*[.E24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5]*[.E2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20:09:00.390913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9:28:32.902144873</meta:creation-date>
    <meta:generator>LibreOffice/5.1.4.2$Linux_X86_64 LibreOffice_project/10m0$Build-2</meta:generator>
    <dc:date>2017-01-05T20:11:37.585218999</dc:date>
    <meta:editing-duration>PT12M39S</meta:editing-duration>
    <meta:editing-cycles>9</meta:editing-cycles>
    <meta:document-statistic meta:table-count="2" meta:cell-count="73" meta:object-count="0"/>
  </office:meta>
</office:document-meta>
</file>